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complex="Calibri"/>
    </style:style>
    <style:style style:name="T3" style:parent-style-name="Absatz-Standardschriftart" style:family="text">
      <style:text-properties style:font-name-complex="Calibri"/>
    </style:style>
    <style:style style:name="T4" style:parent-style-name="Absatz-Standardschriftart" style:family="text">
      <style:text-properties style:font-name-complex="Calibri" fo:color="#4472C4"/>
    </style:style>
    <style:style style:name="T5" style:parent-style-name="Absatz-Standardschriftart" style:family="text">
      <style:text-properties style:font-name-complex="Calibri" fo:color="#4472C4" fo:font-size="14pt" style:font-size-asian="14pt" style:font-size-complex="14pt"/>
    </style:style>
    <style:style style:name="T6" style:parent-style-name="Absatz-Standardschriftart" style:family="text">
      <style:text-properties style:font-name-complex="Calibri" fo:color="#4472C4" fo:font-size="14pt" style:font-size-asian="14pt" style:font-size-complex="14pt" fo:background-color="#FFFFFF"/>
    </style:style>
    <style:style style:name="P7" style:parent-style-name="Standard" style:family="paragraph">
      <style:text-properties style:font-name-complex="Calibri" fo:color="#4472C4" fo:background-color="#FFFFFF"/>
    </style:style>
    <style:style style:name="T8" style:parent-style-name="Absatz-Standardschriftart" style:family="text">
      <style:text-properties fo:background-color="#FFFF00"/>
    </style:style>
    <style:style style:name="T9" style:parent-style-name="Absatz-Standardschriftart" style:family="text">
      <style:text-properties fo:background-color="#FFFF00"/>
    </style:style>
    <style:style style:name="T10" style:parent-style-name="Absatz-Standardschriftart" style:family="text">
      <style:text-properties fo:background-color="#FFFF00"/>
    </style:style>
    <style:style style:name="T11" style:parent-style-name="Absatz-Standardschriftart" style:family="text">
      <style:text-properties fo:background-color="#FFFF00" fo:language="ru" fo:country="BY"/>
    </style:style>
    <style:style style:name="T12" style:parent-style-name="Absatz-Standardschriftart" style:family="text">
      <style:text-properties fo:background-color="#FFFF00"/>
    </style:style>
    <style:style style:name="T13" style:parent-style-name="Absatz-Standardschriftart" style:family="text">
      <style:text-properties fo:background-color="#FFFF00"/>
    </style:style>
    <style:style style:name="T14" style:parent-style-name="Absatz-Standardschriftart" style:family="text">
      <style:text-properties fo:background-color="#FFFF00"/>
    </style:style>
    <style:style style:name="T15" style:parent-style-name="Absatz-Standardschriftart" style:family="text">
      <style:text-properties fo:background-color="#FFFF00"/>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family="paragraph">
      <style:text-properties style:font-name-complex="Calibri"/>
    </style:style>
    <style:style style:name="P20" style:parent-style-name="Standard" style:family="paragraph">
      <style:text-properties style:font-name-complex="Calibri"/>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Standard" style:family="paragraph">
      <style:text-properties style:font-name-complex="Calibri"/>
    </style:style>
    <style:style style:name="P27" style:parent-style-name="Standard"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text-properties style:font-name-complex="Calibri"/>
    </style:style>
    <style:style style:name="T33" style:parent-style-name="Absatz-Standardschriftart" style:family="text">
      <style:text-properties style:font-name-complex="Calibri"/>
    </style:style>
    <style:style style:name="T34" style:parent-style-name="Absatz-Standardschriftart" style:family="text">
      <style:text-properties style:font-name-complex="Calibri"/>
    </style:style>
    <style:style style:name="P35" style:parent-style-name="Standard" style:family="paragraph">
      <style:text-properties style:font-name-complex="Calibri"/>
    </style:style>
    <style:style style:name="T36" style:parent-style-name="Absatz-Standardschriftart" style:family="text">
      <style:text-properties fo:background-color="#FFFF00"/>
    </style:style>
    <style:style style:name="T37" style:parent-style-name="Absatz-Standardschriftart" style:family="text">
      <style:text-properties fo:background-color="#FFFF00"/>
    </style:style>
    <style:style style:name="T38" style:parent-style-name="Absatz-Standardschriftart" style:family="text">
      <style:text-properties fo:background-color="#FFFF00"/>
    </style:style>
    <style:style style:name="T39" style:parent-style-name="Absatz-Standardschriftart" style:family="text">
      <style:text-properties fo:background-color="#FFFF00" fo:language="ru" fo:country="BY"/>
    </style:style>
    <style:style style:name="T40" style:parent-style-name="Absatz-Standardschriftart" style:family="text">
      <style:text-properties fo:background-color="#FFFF00"/>
    </style:style>
    <style:style style:name="T41" style:parent-style-name="Absatz-Standardschriftart" style:family="text">
      <style:text-properties fo:background-color="#FFFF00"/>
    </style:style>
    <style:style style:name="T42" style:parent-style-name="Absatz-Standardschriftart" style:family="text">
      <style:text-properties fo:background-color="#FFFF00" fo:language="ru" fo:country="BY"/>
    </style:style>
    <style:style style:name="T43" style:parent-style-name="Absatz-Standardschriftart" style:family="text">
      <style:text-properties fo:background-color="#FFFF00"/>
    </style:style>
    <style:style style:name="T44" style:parent-style-name="Absatz-Standardschriftart" style:family="text">
      <style:text-properties fo:background-color="#FFFF00"/>
    </style:style>
    <style:style style:name="T45" style:parent-style-name="Absatz-Standardschriftart" style:family="text">
      <style:text-properties fo:background-color="#FFFF00"/>
    </style:style>
    <style:style style:name="T46" style:parent-style-name="Absatz-Standardschriftart" style:family="text">
      <style:text-properties fo:background-color="#FFFF00"/>
    </style:style>
    <style:style style:name="T47" style:parent-style-name="Absatz-Standardschriftart" style:family="text">
      <style:text-properties fo:background-color="#FFFF00"/>
    </style:style>
    <style:style style:name="T48" style:parent-style-name="Absatz-Standardschriftart" style:family="text">
      <style:text-properties fo:background-color="#FFFF00"/>
    </style:style>
    <style:style style:name="T49" style:parent-style-name="Absatz-Standardschriftart" style:family="text">
      <style:text-properties fo:background-color="#FFFF00"/>
    </style:style>
    <style:style style:name="T50" style:parent-style-name="Absatz-Standardschriftart" style:family="text">
      <style:text-properties fo:background-color="#FFFF00" fo:language="ru" fo:country="BY"/>
    </style:style>
    <style:style style:name="P51" style:parent-style-name="Standard" style:family="paragraph">
      <style:text-properties style:font-name-complex="Calibri"/>
    </style:style>
    <style:style style:name="P52" style:parent-style-name="Standard" style:family="paragraph">
      <style:text-properties style:font-name-complex="Calibri"/>
    </style:style>
    <style:style style:name="P53" style:parent-style-name="Standard" style:family="paragraph">
      <style:text-properties style:font-name-complex="Calibri"/>
    </style:style>
    <style:style style:name="P54" style:parent-style-name="Standard" style:family="paragraph">
      <style:text-properties style:font-name-complex="Calibri"/>
    </style:style>
    <style:style style:name="P55" style:parent-style-name="Standard" style:family="paragraph">
      <style:text-properties style:font-name-complex="Calibri"/>
    </style:style>
    <style:style style:name="T56" style:parent-style-name="Absatz-Standardschriftart" style:family="text">
      <style:text-properties style:font-name="Arial" style:font-name-complex="Arial" fo:font-weight="bold" style:font-weight-asian="bold" style:font-weight-complex="bold"/>
    </style:style>
    <style:style style:name="T57" style:parent-style-name="Hyperlink" style:family="text">
      <style:text-properties style:font-name="Arial" style:font-name-complex="Arial" fo:font-weight="bold" style:font-weight-asian="bold" style:font-weight-complex="bold"/>
    </style:style>
    <style:style style:name="T58" style:parent-style-name="Absatz-Standardschriftart" style:family="text">
      <style:text-properties fo:font-weight="bold" style:font-weight-asian="bold" style:font-weight-complex="bold"/>
    </style:style>
    <style:style style:name="T59" style:parent-style-name="Absatz-Standardschriftart" style:family="text">
      <style:text-properties fo:font-weight="bold" style:font-weight-asian="bold" style:font-weight-complex="bold"/>
    </style:style>
  </office:automatic-styles>
  <office:body>
    <office:text text:use-soft-page-breaks="true">
      <text:p text:style-name="P1"><text:span text:style-name="T2"><text:tab/></text:span><text:span text:style-name="T3"><text:tab/></text:span><text:span text:style-name="T4"><text:tab/></text:span><text:span text:style-name="T5">Bericht<text:s/></text:span><text:span text:style-name="T6">SARS-CoV-2-Pandemie</text:span></text:p>
      <text:p text:style-name="P7">Simone Krügel<text:tab/><text:tab/>Irina Tutaeva</text:p>
      <text:p text:style-name="Standard"><text:span text:style-name="T8">Im Bericht werden die Entwicklung von<text:s/></text:span><text:span text:style-name="T9">SARS-CoV-2-Pandemie<text:s/></text:span><text:span text:style-name="T10">im Bundesland Berlin</text:span><text:span text:style-name="T11"><text:s/></text:span><text:span text:style-name="T12">anhand der vom Robert Koch-Institut stammenden</text:span><text:span text:style-name="T13"><text:s/>Date</text:span><text:span text:style-name="T14">n betrachtet</text:span><text:span text:style-name="T15">.</text:span></text:p>
      <text:p text:style-name="P16">In der App kann mit der Auswahl der Typen der Grunddatensatz festgelegt werden.</text:p>
      <text:p text:style-name="P17">Diese Auswahl stellt die Spalten des<text:s/>Datenmodells dar. Zum Beispiel wird der Typ „Geschlechter“ <text:s/>ausgewählt, sind die Spalten in diesem Fall „M“, „W“ und „Unbekannt“.<text:s/></text:p>
      <text:p text:style-name="P18">Das Feld „Falltypen“ stellt die Zeilen des Datenmodells dar. Dies ermöglicht die Auswahl von Daten die miteinander verglichen<text:s/>werden sollen. Für jeden Falltypen wird dann eine Zeile zum Datenmodell hinzugefügt.</text:p>
      <text:p text:style-name="P19">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20">Die Spalten und Zeilen des Modells, werden entsprechend der Auswahl in Typen und Falltypen<text:s/>benannt.</text:p>
      <text:p text:style-name="P21">Mit dem Auswahlfeld „Darstellung“ kann man die Zieldarstellung wählen. Jede Darstellung stellt die Daten in einer unterschiedlichen Form mit unterschiedlichen Chart-Typen dar.</text:p>
      <text:p text:style-name="P22">Je nach gesuchter Information kann ein Chart-Typ aufschlussreicher sein als ein anderer, so bietet bei wenigen zu vergleichenden Datensätzen der Mosaik-Typ eine bessere und übersichtlichere Darstellung als dar Barplot, dieser hingegen eignet sich bei größeren Datenmengen besser, um die Relationen genauer betrachten zu können.</text:p>
      <text:p text:style-name="P23">Je nachdem welcher Typ bei der Spaltenauswahl ausgewählt wurde, können die Spalten des entsprechenden Typen durch Checkboxen aus- und eingeblendet werden.</text:p>
      <text:p text:style-name="P24">Zum Beispiel wird der Typ „Geschlechter“ ausgewählt, lassen sich „M“, „W“, und „unbekannt“ einzeln<text:s/>aktivieren und deaktivieren, um den Plot weiter zu filtern.</text:p>
      <text:p text:style-name="P25">Der Plot stellt Fälle, Todesfälle und Genesungen jeweils als einzelne Balken in entsprechenden Farben entweder horizontal oder vertikal dar.</text:p>
      <text:p text:style-name="P26">Betrachtet man das Merkmal Geschlecht, wird ersichtlich, dass mehr weibliche Merkmalsträger infiziert gewesen sind als männliche Merkmalsträger.</text:p>
      <text:p text:style-name="P27">Wird unter „Darstellung“ „Zeitreihe“ ausgewählt, werden die Zeitverläufe auf der x-Achse und die Fälle pro Zeiteinheit auf der y-Achse dargestellt.</text:p>
      <text:p text:style-name="P28">Davon sind ca. 95%<text:s/>genesen, während es bei ca. 5% nur wenige Todesfälle gab.<text:s/></text:p>
      <text:p text:style-name="P29">Unter den Todesfällen, sind etwas mehr männliche Personen zu verzeichnen.</text:p>
      <text:p text:style-name="P30">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text:s/>eher isoliertes Alltagsleben führen. Viele Kinder von 0-4 besuchen noch keine Kindertagesstätte und sind viel zuhause im engsten Personenkreis der Familie, während viele Personen über 80 ebenfalls alleine oder mit nur wenigen Kontakten ein eher isoliertes<text:s/>Leben führen und sich hauptsächlich in den eigenen vier Wänden aufhalten.</text:p>
      <text:p text:style-name="P31">Die Altersgruppen mit den für gewöhnlich aktivsten Lebensstilen, beeinflusst durch Beruf und Schule, also die 15-59-Jährigen, weisen auch die häufigsten Infektionen auf.<text:s/></text:p>
      <text:p text:style-name="P32">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Standard"><text:span text:style-name="T33">Die Mosaikplots veranschaulichen die Zusammenhänge zwischen der Anzahl von Genesenen und Verstorbenen und Bezirken, Geschlechtern und Altersgruppen. In Fällen mit Bezirken und Geschlechtern beträgt der Cramers V entsprechend 0,03425239 und<text:s/></text:span><text:span text:style-name="T34">0,02189058, was Zusammenhang nah null bedeutet. Im Fall jedoch mit Altersgruppen ist der Cramers V deutlich höher – 0,2926537, was bedeutet, dass einen Zusammenhang zwischen den Merkmalen existiert.<text:s/></text:span></text:p>
      <text:p text:style-name="P35">Bezirke:</text:p>
      <text:p text:style-name="Standard"><text:span text:style-name="T36">Die Entwicklung von</text:span><text:span text:style-name="T37"><text:s/>der</text:span><text:span text:style-name="T38"><text:s/>SARS-CoV-2-Pandemie</text:span><text:span text:style-name="T39"><text:s/>in den Berliner Bezirken lässt sich<text:s/></text:span><text:span text:style-name="T40">mithilfe der Barplots<text:s/></text:span><text:span text:style-name="T41">sowohl<text:s/></text:span><text:span text:style-name="T42">in<text:s/></text:span><text:span text:style-name="T43">absoluten Zahlen als auch in der relativen Häufigkeit</text:span><text:span text:style-name="T44">en</text:span><text:span text:style-name="T45"><text:s/>nach<text:s/></text:span><text:span text:style-name="T46">der<text:s/></text:span><text:span text:style-name="T47">Bezirksbevölkerungsgröße und gesamte</text:span><text:span text:style-name="T48">n</text:span><text:span text:style-name="T49"><text:s/>Bevölkerungsgröße von Berlin<text:s/></text:span><text:span text:style-name="T50">nachvollziehen</text:span><text:s/></text:p>
      <text:p text:style-name="P51">Bei der Betrachtung von absoluten Zahlen ist die maximale Anzahl der Covid-19 Fälle nach Bezirken fällt auf den Bezirk Friedrichshain-Kreuzberg und beträgt 29290 Fälle. Die geringste Anzahl von Covid-19 Fällen 17089 wird im Bezirk Mitte beobachtet, was um 58,34% weniger als in Friedrichshain-Kreuzberg.<text:s/>Dabei wird die minimale Anzahl der Todesfälle in Friedrichshain-Kreuzberg registriert - 215 Todesfälle und die maximale Anzahl im Bezirk Tempelhof-Schöneberg - 581 Todesfälle.</text:p>
      <text:p text:style-name="P52">Bei der Korrelation mit der Bevölkerungsgröße werden auch die höchsten Fallzahlen im Bezirk Friedrichshain-Kreuzberg beobachtet, was 10% relative Häufigkeit beträgt. Die geringste relative Häufigkeit ist im Bezirk Lichtenberg – 5%. Die proportionale Betrachtung der Todesfälle mit der Bevölkerungsgröße stellt auch dar, dass die niedrigste Todesrate wird in Friedrichshain-Kreuzberg beobachtet – 0,073% und die höchste in Tempelhof-Schöneberg – 0,19%.</text:p>
      <text:p text:style-name="P53"/>
      <text:p text:style-name="Standard">Die Grafik zeigt die<text:s/>Anzahl<text:s/>der COVID-19 Fälle von 12.02.2020 bis 20.12.2022<text:s/>pro Tag.</text:p>
      <text:p text:style-name="P54"/>
      <text:p text:style-name="P55"/>
      <text:p text:style-name="Standard"><text:span text:style-name="T56">Datenquelle:<text:s/></text:span><text:a xlink:href="https://www.rki.de/DE/Home/homepage_node.html" office:target-frame-name="_blank" xlink:show="new"><text:span text:style-name="T57">Robert Koch Institut</text:span></text:a><text:span text:style-name="T58"> :</text:span><text:s/><text:span text:style-name="T59">https://npgeo-corona-npgeo-de.hub.arcgis.com/datasets/3949d6fd2dc74386b763e451f4c6e384_0/abou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style:style style:name="gnd-iwgdh3b" style:display-name="gnd-iwgdh3b"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wanpride</meta:initial-creator>
    <dc:creator>Irina Tutaeva</dc:creator>
    <meta:creation-date>2022-12-31T00:54:00Z</meta:creation-date>
    <dc:date>2023-01-12T16:30:00Z</dc:date>
    <meta:template xlink:href="Normal" xlink:type="simple"/>
    <meta:editing-cycles>15</meta:editing-cycles>
    <meta:editing-duration>PT0S</meta:editing-duration>
    <meta:document-statistic meta:page-count="1" meta:paragraph-count="11" meta:word-count="766" meta:character-count="5582" meta:row-count="40" meta:non-whitespace-character-count="4827"/>
  </office:meta>
</office:document-meta>
</file>